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urseSchedule" style:family="table">
      <style:table-properties style:width="6.9271in" fo:margin-left="0in" table:align="left"/>
    </style:style>
    <style:style style:name="CourseSchedule.A" style:family="table-column">
      <style:table-column-properties style:column-width="0.5417in"/>
    </style:style>
    <style:style style:name="CourseSchedule.B" style:family="table-column">
      <style:table-column-properties style:column-width="1.2813in"/>
    </style:style>
    <style:style style:name="CourseSchedule.C" style:family="table-column">
      <style:table-column-properties style:column-width="5.1042in"/>
    </style:style>
    <style:style style:name="CourseSchedul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urseSchedule.C1" style:family="table-cell">
      <style:table-cell-properties fo:padding="0.0382in" fo:border="0.05pt solid #000000"/>
    </style:style>
    <style:style style:name="CourseSchedule.A2" style:family="table-cell">
      <style:table-cell-properties fo:padding="0.0382in" fo:border-left="0.05pt solid #000000" fo:border-right="none" fo:border-top="none" fo:border-bottom="0.05pt solid #000000"/>
    </style:style>
    <style:style style:name="CourseSchedul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077b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77b60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normal" officeooo:paragraph-rsid="0034f89c" style:font-weight-asian="normal" style:font-weight-complex="normal"/>
    </style:style>
    <style:style style:name="P4" style:family="paragraph" style:parent-style-name="Standard">
      <style:text-properties officeooo:rsid="00057f70" officeooo:paragraph-rsid="00057f70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7f70" officeooo:paragraph-rsid="00077b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7f70" officeooo:paragraph-rsid="00057f7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a7617" officeooo:paragraph-rsid="003a761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406a" officeooo:paragraph-rsid="000c406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7f70" officeooo:paragraph-rsid="00077b6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5246" officeooo:paragraph-rsid="000c406a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paragraph-rsid="0017e960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paragraph-rsid="004336ca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paragraph-rsid="004a7c39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weight="normal" officeooo:paragraph-rsid="004b0f0c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officeooo:paragraph-rsid="00186ae7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paragraph-rsid="001e96e3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paragraph-rsid="001abe60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17e960" officeooo:paragraph-rsid="0017e960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20c19b" officeooo:paragraph-rsid="0020c19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0c19b" officeooo:paragraph-rsid="0020c19b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weight="normal" officeooo:rsid="003e69a9" officeooo:paragraph-rsid="003e69a9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font-weight="normal" officeooo:rsid="004901e3" officeooo:paragraph-rsid="004901e3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weight="normal" officeooo:rsid="005458ef" officeooo:paragraph-rsid="005458ef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1e96e3" officeooo:paragraph-rsid="001e96e3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weight="normal" officeooo:rsid="002088ff" officeooo:paragraph-rsid="002088ff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701af9"/>
    </style:style>
    <style:style style:name="P27" style:family="paragraph" style:parent-style-name="Standard">
      <style:paragraph-properties fo:text-align="start" style:justify-single-word="false" fo:break-before="page"/>
      <style:text-properties fo:font-weight="bold" officeooo:rsid="00057f70" officeooo:paragraph-rsid="00057f7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68b7c" officeooo:paragraph-rsid="00268b7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268b7c" officeooo:paragraph-rsid="00268b7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268b7c" officeooo:paragraph-rsid="00268b7c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29d272" officeooo:paragraph-rsid="0029d272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33f19a" officeooo:paragraph-rsid="0033f19a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4eb135" officeooo:paragraph-rsid="00551cc3" style:font-weight-asian="normal" style:font-weight-complex="normal"/>
    </style:style>
    <style:style style:name="P34" style:family="paragraph" style:parent-style-name="Table_20_Contents" style:list-style-name="L4">
      <style:paragraph-properties fo:text-align="start" style:justify-single-word="false"/>
      <style:text-properties officeooo:paragraph-rsid="002e0d16"/>
    </style:style>
    <style:style style:name="P35" style:family="paragraph" style:parent-style-name="Table_20_Contents" style:list-style-name="L4">
      <style:paragraph-properties fo:text-align="start" style:justify-single-word="false"/>
      <style:text-properties officeooo:paragraph-rsid="004eb135"/>
    </style:style>
    <style:style style:name="P36" style:family="paragraph" style:parent-style-name="Table_20_Contents" style:list-style-name="L4">
      <style:paragraph-properties fo:text-align="start" style:justify-single-word="false"/>
      <style:text-properties officeooo:paragraph-rsid="003b213e"/>
    </style:style>
    <style:style style:name="P37" style:family="paragraph" style:parent-style-name="Table_20_Contents" style:list-style-name="L5">
      <style:paragraph-properties fo:text-align="start" style:justify-single-word="false"/>
      <style:text-properties officeooo:paragraph-rsid="00449385"/>
    </style:style>
    <style:style style:name="P38" style:family="paragraph" style:parent-style-name="Table_20_Contents" style:list-style-name="L6">
      <style:paragraph-properties fo:text-align="start" style:justify-single-word="false"/>
      <style:text-properties officeooo:paragraph-rsid="005e0969"/>
    </style:style>
    <style:style style:name="P39" style:family="paragraph" style:parent-style-name="Table_20_Contents" style:list-style-name="L6">
      <style:paragraph-properties fo:text-align="start" style:justify-single-word="false"/>
      <style:text-properties officeooo:paragraph-rsid="0060f792"/>
    </style:style>
    <style:style style:name="P40" style:family="paragraph" style:parent-style-name="Table_20_Contents" style:list-style-name="L7">
      <style:paragraph-properties fo:text-align="start" style:justify-single-word="false"/>
      <style:text-properties officeooo:paragraph-rsid="0057a172"/>
    </style:style>
    <style:style style:name="P41" style:family="paragraph" style:parent-style-name="Table_20_Contents" style:list-style-name="L7">
      <style:paragraph-properties fo:text-align="start" style:justify-single-word="false"/>
      <style:text-properties officeooo:paragraph-rsid="005aac43"/>
    </style:style>
    <style:style style:name="P42" style:family="paragraph" style:parent-style-name="Table_20_Contents" style:list-style-name="L4">
      <style:paragraph-properties fo:text-align="start" style:justify-single-word="false"/>
      <style:text-properties officeooo:rsid="002b4df0" officeooo:paragraph-rsid="002b4df0"/>
    </style:style>
    <style:style style:name="P43" style:family="paragraph" style:parent-style-name="Table_20_Contents" style:list-style-name="L4">
      <style:paragraph-properties fo:text-align="start" style:justify-single-word="false"/>
      <style:text-properties officeooo:rsid="0042a22e" officeooo:paragraph-rsid="0042a22e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031d72f" officeooo:paragraph-rsid="0031d72f"/>
    </style:style>
    <style:style style:name="P45" style:family="paragraph" style:parent-style-name="Table_20_Contents" style:list-style-name="L5">
      <style:paragraph-properties fo:text-align="start" style:justify-single-word="false"/>
      <style:text-properties officeooo:rsid="00467293" officeooo:paragraph-rsid="00467293"/>
    </style:style>
    <style:style style:name="P46" style:family="paragraph" style:parent-style-name="Table_20_Contents" style:list-style-name="L5">
      <style:paragraph-properties fo:text-align="start" style:justify-single-word="false"/>
      <style:text-properties officeooo:rsid="00467293" officeooo:paragraph-rsid="0062bfdb"/>
    </style:style>
    <style:style style:name="P47" style:family="paragraph" style:parent-style-name="Table_20_Contents" style:list-style-name="L5">
      <style:paragraph-properties fo:text-align="start" style:justify-single-word="false"/>
      <style:text-properties officeooo:rsid="00467293" officeooo:paragraph-rsid="0066379e"/>
    </style:style>
    <style:style style:name="P48" style:family="paragraph" style:parent-style-name="Table_20_Contents" style:list-style-name="L5">
      <style:paragraph-properties fo:text-align="start" style:justify-single-word="false"/>
      <style:text-properties officeooo:rsid="00467293" officeooo:paragraph-rsid="006b8fa2"/>
    </style:style>
    <style:style style:name="T1" style:family="text">
      <style:text-properties officeooo:rsid="00077b60"/>
    </style:style>
    <style:style style:name="T2" style:family="text">
      <style:text-properties fo:font-weight="normal" officeooo:rsid="00077b60" style:font-weight-asian="normal" style:font-weight-complex="normal"/>
    </style:style>
    <style:style style:name="T3" style:family="text">
      <style:text-properties fo:font-weight="normal" officeooo:rsid="000a736c" style:font-weight-asian="normal" style:font-weight-complex="normal"/>
    </style:style>
    <style:style style:name="T4" style:family="text">
      <style:text-properties fo:font-weight="normal" officeooo:rsid="000c406a" style:font-weight-asian="normal" style:font-weight-complex="normal"/>
    </style:style>
    <style:style style:name="T5" style:family="text">
      <style:text-properties fo:font-weight="normal" officeooo:rsid="000dc83e" style:font-weight-asian="normal" style:font-weight-complex="normal"/>
    </style:style>
    <style:style style:name="T6" style:family="text">
      <style:text-properties fo:font-weight="normal" officeooo:rsid="0014237e" style:font-weight-asian="normal" style:font-weight-complex="normal"/>
    </style:style>
    <style:style style:name="T7" style:family="text">
      <style:text-properties fo:font-weight="normal" officeooo:rsid="0016eb23" style:font-weight-asian="normal" style:font-weight-complex="normal"/>
    </style:style>
    <style:style style:name="T8" style:family="text">
      <style:text-properties fo:font-weight="normal" officeooo:rsid="000e5246" style:font-weight-asian="normal" style:font-weight-complex="normal"/>
    </style:style>
    <style:style style:name="T9" style:family="text">
      <style:text-properties fo:font-weight="normal" officeooo:rsid="00108447" style:font-weight-asian="normal" style:font-weight-complex="normal"/>
    </style:style>
    <style:style style:name="T10" style:family="text">
      <style:text-properties fo:font-weight="normal" officeooo:rsid="000f5c0d" style:font-weight-asian="normal" style:font-weight-complex="normal"/>
    </style:style>
    <style:style style:name="T11" style:family="text">
      <style:text-properties fo:font-weight="normal" officeooo:rsid="0014e251" style:font-weight-asian="normal" style:font-weight-complex="normal"/>
    </style:style>
    <style:style style:name="T12" style:family="text">
      <style:text-properties fo:font-weight="normal" officeooo:rsid="0015cfee" style:font-weight-asian="normal" style:font-weight-complex="normal"/>
    </style:style>
    <style:style style:name="T13" style:family="text">
      <style:text-properties fo:font-weight="normal" officeooo:rsid="0012ebc9" style:font-weight-asian="normal" style:font-weight-complex="normal"/>
    </style:style>
    <style:style style:name="T14" style:family="text">
      <style:text-properties fo:font-weight="normal" officeooo:rsid="00701af9" style:font-weight-asian="normal" style:font-weight-complex="normal"/>
    </style:style>
    <style:style style:name="T15" style:family="text">
      <style:text-properties officeooo:rsid="0008cf43"/>
    </style:style>
    <style:style style:name="T16" style:family="text">
      <style:text-properties officeooo:rsid="0017e960"/>
    </style:style>
    <style:style style:name="T17" style:family="text">
      <style:text-properties officeooo:rsid="00186ae7"/>
    </style:style>
    <style:style style:name="T18" style:family="text">
      <style:text-properties officeooo:rsid="001a394a"/>
    </style:style>
    <style:style style:name="T19" style:family="text">
      <style:text-properties officeooo:rsid="001abe60"/>
    </style:style>
    <style:style style:name="T20" style:family="text">
      <style:text-properties officeooo:rsid="001ad6b3"/>
    </style:style>
    <style:style style:name="T21" style:family="text">
      <style:text-properties officeooo:rsid="001bad28"/>
    </style:style>
    <style:style style:name="T22" style:family="text">
      <style:text-properties officeooo:rsid="001e96e3"/>
    </style:style>
    <style:style style:name="T23" style:family="text">
      <style:text-properties style:text-position="super 58%" officeooo:rsid="001e96e3"/>
    </style:style>
    <style:style style:name="T24" style:family="text">
      <style:text-properties style:text-position="super 58%" officeooo:rsid="004336ca"/>
    </style:style>
    <style:style style:name="T25" style:family="text">
      <style:text-properties officeooo:rsid="001fceb7"/>
    </style:style>
    <style:style style:name="T26" style:family="text">
      <style:text-properties officeooo:rsid="002e0d16"/>
    </style:style>
    <style:style style:name="T27" style:family="text">
      <style:text-properties officeooo:rsid="002fe1a5"/>
    </style:style>
    <style:style style:name="T28" style:family="text">
      <style:text-properties officeooo:rsid="0034f89c"/>
    </style:style>
    <style:style style:name="T29" style:family="text">
      <style:text-properties officeooo:rsid="0038dee1"/>
    </style:style>
    <style:style style:name="T30" style:family="text">
      <style:text-properties officeooo:rsid="003aced4"/>
    </style:style>
    <style:style style:name="T31" style:family="text">
      <style:text-properties officeooo:rsid="003b213e"/>
    </style:style>
    <style:style style:name="T32" style:family="text">
      <style:text-properties officeooo:rsid="003bddf1"/>
    </style:style>
    <style:style style:name="T33" style:family="text">
      <style:text-properties officeooo:rsid="00401e1f"/>
    </style:style>
    <style:style style:name="T34" style:family="text">
      <style:text-properties officeooo:rsid="0041cfd9"/>
    </style:style>
    <style:style style:name="T35" style:family="text">
      <style:text-properties officeooo:rsid="004336ca"/>
    </style:style>
    <style:style style:name="T36" style:family="text">
      <style:text-properties officeooo:rsid="00449385"/>
    </style:style>
    <style:style style:name="T37" style:family="text">
      <style:text-properties officeooo:rsid="00466c85"/>
    </style:style>
    <style:style style:name="T38" style:family="text">
      <style:text-properties officeooo:rsid="004a7c39"/>
    </style:style>
    <style:style style:name="T39" style:family="text">
      <style:text-properties officeooo:rsid="004b0f0c"/>
    </style:style>
    <style:style style:name="T40" style:family="text">
      <style:text-properties officeooo:rsid="004c8ed0"/>
    </style:style>
    <style:style style:name="T41" style:family="text">
      <style:text-properties officeooo:rsid="004ca09e"/>
    </style:style>
    <style:style style:name="T42" style:family="text">
      <style:text-properties officeooo:rsid="004eb135"/>
    </style:style>
    <style:style style:name="T43" style:family="text">
      <style:text-properties officeooo:rsid="005248c8"/>
    </style:style>
    <style:style style:name="T44" style:family="text">
      <style:text-properties officeooo:rsid="00538e79"/>
    </style:style>
    <style:style style:name="T45" style:family="text">
      <style:text-properties officeooo:rsid="00551cc3"/>
    </style:style>
    <style:style style:name="T46" style:family="text">
      <style:text-properties officeooo:rsid="0056f5ca"/>
    </style:style>
    <style:style style:name="T47" style:family="text">
      <style:text-properties officeooo:rsid="0057a172"/>
    </style:style>
    <style:style style:name="T48" style:family="text">
      <style:text-properties officeooo:rsid="0058e08d"/>
    </style:style>
    <style:style style:name="T49" style:family="text">
      <style:text-properties officeooo:rsid="005aac43"/>
    </style:style>
    <style:style style:name="T50" style:family="text">
      <style:text-properties officeooo:rsid="005b1b7e"/>
    </style:style>
    <style:style style:name="T51" style:family="text">
      <style:text-properties officeooo:rsid="005ce736"/>
    </style:style>
    <style:style style:name="T52" style:family="text">
      <style:text-properties officeooo:rsid="005e0969"/>
    </style:style>
    <style:style style:name="T53" style:family="text">
      <style:text-properties officeooo:rsid="005f70dc"/>
    </style:style>
    <style:style style:name="T54" style:family="text">
      <style:text-properties officeooo:rsid="0060f792"/>
    </style:style>
    <style:style style:name="T55" style:family="text">
      <style:text-properties officeooo:rsid="0061c1a3"/>
    </style:style>
    <style:style style:name="T56" style:family="text">
      <style:text-properties officeooo:rsid="0062bfdb"/>
    </style:style>
    <style:style style:name="T57" style:family="text">
      <style:text-properties officeooo:rsid="0066379e"/>
    </style:style>
    <style:style style:name="T58" style:family="text">
      <style:text-properties officeooo:rsid="006b8fa2"/>
    </style:style>
    <style:style style:name="T59" style:family="text">
      <style:text-properties officeooo:rsid="006cdfab"/>
    </style:style>
    <style:style style:name="T60" style:family="text">
      <style:text-properties officeooo:rsid="006e49f5"/>
    </style:style>
    <style:style style:name="T61" style:family="text">
      <style:text-properties officeooo:rsid="00701af9"/>
    </style:style>
    <style:style style:name="T62" style:family="text">
      <style:text-properties officeooo:rsid="0072ea98"/>
    </style:style>
    <style:style style:name="T63" style:family="text">
      <style:text-properties officeooo:rsid="007565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lliam Kennington (kenning1)</text:p>
      <text:p text:style-name="P4"><text:span text:style-name="T63">UIUC </text:span>CS 242 Fa 12</text:p>
      <text:p text:style-name="P1"><text:span text:style-name="T15">L</text:span><text:span text:style-name="T1">ib</text:span><text:span text:style-name="T15">S</text:span><text:span text:style-name="T1">ync</text:span></text:p>
      <text:p text:style-name="P5">Motivation</text:p>
      <text:p text:style-name="P2"><text:span text:style-name="T2">I find that I often want to securely synchronize sensitive files across my machines automatically and have changes pushed almost immediately. Dropbox takes care of most of these issues but doesn't actually offer a built in way of encrypting file content. There are workarounds like Secretsync, however the client feels a little unstable and requires a userland process to be started upon login. I am seeking a tool that allows me to synchronize my work across multiple </text:span><text:span text:style-name="T3">machines with user specified encryption keys. More importantly I need a tool which lets me control my own storage platform, and even allows future developers to add extensions for other platforms.</text:span></text:p>
      <text:p text:style-name="P9"/>
      <text:p text:style-name="P6">Overview</text:p>
      <text:p text:style-name="P26"><text:span text:style-name="T4">LibSync is aimed to represent a stable set of tools which will empower end users to safely synchronize their computers by </text:span><text:span text:style-name="T5">utilizing pre-egress encryption. </text:span><text:span text:style-name="T6">It will utilize symmetric encryption keys derived from a passphrase the user specifies to the application. </text:span><text:span text:style-name="T7">Libsync will attempt to watch the filesystem and network communication channel for changes, making sure files stay in sync between all machines.</text:span><text:span text:style-name="T5"> </text:span><text:span text:style-name="T8">It will also feature an extensible interface, s</text:span><text:span text:style-name="T9">o</text:span><text:span text:style-name="T8"> that </text:span><text:span text:style-name="T10">submodules</text:span><text:span text:style-name="T8"> can be easily developed </text:span><text:span text:style-name="T11">for other networking protocols and storage subsystems</text:span><text:span text:style-name="T8">. </text:span><text:span text:style-name="T12">Libsync</text:span><text:span text:style-name="T8"> will be initially be developed for GNU/Linux, however, my aim is to isolate as many system specific libraries as I can, so that the code would not take too much effort to port to another</text:span><text:span text:style-name="T13"> operating system</text:span><text:span text:style-name="T8">. </text:span><text:span text:style-name="T14">All of the components will be made available under the GPLv3 and work will be pushed to the git repository:</text:span></text:p>
      <text:p text:style-name="P26"><text:a xlink:type="simple" xlink:href="https://github.com/libsync/libsync"><text:span text:style-name="T14">https://github.com/libsync/libsync</text:span></text:a><text:span text:style-name="T14"> </text:span></text:p>
      <text:p text:style-name="P10"/>
      <text:p text:style-name="P6">Features</text:p>
      <text:list xml:id="list32311686" text:style-name="L1">
        <text:list-item>
          <text:p text:style-name="P18">Encryption by leveraging the freely available Openssl library.</text:p>
        </text:list-item>
        <text:list-item>
          <text:p text:style-name="P18">Synchronization over the network using a well defined open protocol.</text:p>
        </text:list-item>
        <text:list-item>
          <text:p text:style-name="P18">A network server responsible for storing the user data and pushing changes to clients</text:p>
        </text:list-item>
        <text:list-item>
          <text:p text:style-name="P11"><text:span text:style-name="T16">A network client responsible </text:span><text:span text:style-name="T17">for waiting for changes and pushing them to the server</text:span></text:p>
        </text:list-item>
        <text:list-item>
          <text:p text:style-name="P19">A library which is easily extensible and leveraged by the provided network client and server.</text:p>
        </text:list-item>
      </text:list>
      <text:p text:style-name="P20"/>
      <text:p text:style-name="P7">Technologies</text:p>
      <text:list xml:id="list32312052" text:style-name="L2">
        <text:list-item>
          <text:p text:style-name="P21">C++ as the programming language for the library and daemons</text:p>
        </text:list-item>
        <text:list-item>
          <text:p text:style-name="P12"><text:span text:style-name="T35">Potentially a 3</text:span><text:span text:style-name="T24">rd</text:span><text:span text:style-name="T35"> party configuration parser</text:span></text:p>
        </text:list-item>
        <text:list-item>
          <text:p text:style-name="P22">Openssl for cryptographic operations</text:p>
        </text:list-item>
        <text:list-item>
          <text:p text:style-name="P13"><text:span text:style-name="T38">Standard POSIX socket interface </text:span><text:span text:style-name="T41">and threading interface.</text:span></text:p>
        </text:list-item>
        <text:list-item>
          <text:p text:style-name="P14"><text:span text:style-name="T39">Inotify for filesystem change notification</text:span><text:span text:style-name="T40">s.</text:span></text:p>
        </text:list-item>
        <text:list-item>
          <text:p text:style-name="P23">Win32 standard functions for the port later in the project</text:p>
        </text:list-item>
      </text:list>
      <text:p text:style-name="P8"/>
      <text:p text:style-name="P8">Challenges</text:p>
      <text:list xml:id="list32312952" text:style-name="L3">
        <text:list-item>
          <text:p text:style-name="P15"><text:span text:style-name="T17">File and Memory consistency, </text:span><text:span text:style-name="T18">due to the multiple client nature of the program.</text:span></text:p>
        </text:list-item>
        <text:list-item>
          <text:p text:style-name="P24">Recovering from errors during transmission and the proper handling of transactions.</text:p>
        </text:list-item>
        <text:list-item>
          <text:p text:style-name="P25">Implementing a mechanism to handle compression and file deltas before encryption is applied.</text:p>
        </text:list-item>
        <text:list-item>
          <text:p text:style-name="P17"><text:span text:style-name="T19">Integration and full project testing will be hard since it requires </text:span><text:span text:style-name="T20">network server</text:span><text:span text:style-name="T21">s and clients.</text:span></text:p>
        </text:list-item>
        <text:list-item>
          <text:p text:style-name="P16"><text:span text:style-name="T22">Learning the interfaces to the numerous 3</text:span><text:span text:style-name="T23">rd</text:span><text:span text:style-name="T22"> party libraries </text:span><text:span text:style-name="T25">I will be leveraging</text:span><text:span text:style-name="T22">.</text:span></text:p>
        </text:list-item>
      </text:list>
      <text:p text:style-name="P6"/>
      <text:p text:style-name="P6"/>
      <text:p text:style-name="P27">Schedule</text:p>
      <table:table table:name="CourseSchedule" table:style-name="CourseSchedule">
        <table:table-column table:style-name="CourseSchedule.A"/>
        <table:table-column table:style-name="CourseSchedule.B"/>
        <table:table-column table:style-name="CourseSchedule.C"/>
        <table:table-row>
          <table:table-cell table:style-name="CourseSchedule.A1" office:value-type="string">
            <text:p text:style-name="P28">Week</text:p>
          </table:table-cell>
          <table:table-cell table:style-name="CourseSchedule.A1" office:value-type="string">
            <text:p text:style-name="P29">Goal</text:p>
          </table:table-cell>
          <table:table-cell table:style-name="CourseSchedule.C1" office:value-type="string">
            <text:p text:style-name="P29">Objectives</text:p>
          </table:table-cell>
        </table:table-row>
        <table:table-row>
          <table:table-cell table:style-name="CourseSchedule.A2" office:value-type="string">
            <text:p text:style-name="P30">1</text:p>
          </table:table-cell>
          <table:table-cell table:style-name="CourseSchedule.A2" office:value-type="string">
            <text:p text:style-name="P31">Basic Foundation</text:p>
          </table:table-cell>
          <table:table-cell table:style-name="CourseSchedule.C2" office:value-type="string">
            <text:list xml:id="list32305906" text:style-name="L4">
              <text:list-item>
                <text:p text:style-name="P42">Establish the data protocol for communication</text:p>
              </text:list-item>
              <text:list-item>
                <text:p text:style-name="P34"><text:span text:style-name="T26">Familiarize with tcp networking in c</text:span><text:span text:style-name="T30">++</text:span></text:p>
              </text:list-item>
              <text:list-item>
                <text:p text:style-name="P35"><text:span text:style-name="T42">Create Abstractions </text:span><text:span text:style-name="T43">for threads, sockets, crypto, </text:span><text:span text:style-name="T44">filesystem.</text:span></text:p>
              </text:list-item>
              <text:list-item>
                <text:p text:style-name="P42">Setup the network server and client with generic callback methods</text:p>
              </text:list-item>
              <text:list-item>
                <text:p text:style-name="P43">Define and create a configuration parser and language</text:p>
              </text:list-item>
              <text:list-item>
                <text:p text:style-name="P34"><text:span text:style-name="T26">Setup the testing </text:span><text:span text:style-name="T27">suite for </text:span><text:span text:style-name="T33">the</text:span><text:span text:style-name="T27"> networked protocols</text:span></text:p>
              </text:list-item>
              <text:list-item>
                <text:p text:style-name="P36"><text:span text:style-name="T31">Setup </text:span><text:span text:style-name="T34">a</text:span><text:span text:style-name="T31"> basic </text:span><text:span text:style-name="T32">file </text:span><text:span text:style-name="T31">metadata memory structure</text:span></text:p>
              </text:list-item>
              <text:list-item>
                <text:p text:style-name="P44"><text:span text:style-name="T51">B</text:span>asic file synchronization (Single Client Sync)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30">2</text:p>
          </table:table-cell>
          <table:table-cell table:style-name="CourseSchedule.A2" office:value-type="string">
            <text:p text:style-name="P32">Multiple Clients</text:p>
          </table:table-cell>
          <table:table-cell table:style-name="CourseSchedule.C2" office:value-type="string">
            <text:list xml:id="list32318763" text:style-name="L5">
              <text:list-item>
                <text:p text:style-name="P37"><text:span text:style-name="T36">Extend the previous metadata entries </text:span><text:span text:style-name="T37">for transaction awareness</text:span></text:p>
              </text:list-item>
              <text:list-item>
                <text:p text:style-name="P45">Define a protocol for pushing changes to clients</text:p>
              </text:list-item>
              <text:list-item>
                <text:p text:style-name="P46"><text:span text:style-name="T56">Extend the server and client to support proper file locking mechanisms</text:span></text:p>
              </text:list-item>
              <text:list-item>
                <text:p text:style-name="P48"><text:span text:style-name="T58">Add transaction awareness to the clients so that they properly interact </text:span><text:span text:style-name="T59">and sync respon</text:span><text:span text:style-name="T60">s</text:span><text:span text:style-name="T59">ibly.</text:span></text:p>
              </text:list-item>
              <text:list-item>
                <text:p text:style-name="P47"><text:span text:style-name="T57">Extend test suite to simulate real world consistency issues</text:span>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30">3</text:p>
          </table:table-cell>
          <table:table-cell table:style-name="CourseSchedule.A2" office:value-type="string">
            <text:p text:style-name="P3"><text:span text:style-name="T28">Encryption </text:span><text:span text:style-name="T29">and Deltas</text:span></text:p>
          </table:table-cell>
          <table:table-cell table:style-name="CourseSchedule.C2" office:value-type="string">
            <text:list xml:id="list32319874" text:style-name="L6">
              <text:list-item>
                <text:p text:style-name="P38"><text:span text:style-name="T52">Add encryption support to the </text:span><text:span text:style-name="T53">file</text:span><text:span text:style-name="T52"> transfer stream</text:span></text:p>
              </text:list-item>
              <text:list-item>
                <text:p text:style-name="P38"><text:span text:style-name="T52">Add encryption support to the metadata layer</text:span></text:p>
              </text:list-item>
              <text:list-item>
                <text:p text:style-name="P39"><text:span text:style-name="T54">Add block based delta support </text:span><text:span text:style-name="T55">using the rsync algorithm<text:line-break/></text:span><text:a xlink:type="simple" xlink:href="http://rsync.samba.org/tech_report/"><text:span text:style-name="T55">http://rsync.samba.org/tech_report/</text:span></text:a><text:span text:style-name="T55"> </text:span></text:p>
              </text:list-item>
            </text:list>
          </table:table-cell>
        </table:table-row>
        <table:table-row>
          <table:table-cell table:style-name="CourseSchedule.A2" office:value-type="string">
            <text:p text:style-name="P30">4</text:p>
          </table:table-cell>
          <table:table-cell table:style-name="CourseSchedule.A2" office:value-type="string">
            <text:p text:style-name="P33"><text:span text:style-name="T45">Operating System Por</text:span><text:span text:style-name="T46">ts</text:span></text:p>
          </table:table-cell>
          <table:table-cell table:style-name="CourseSchedule.C2" office:value-type="string">
            <text:list xml:id="list32333235" text:style-name="L7">
              <text:list-item>
                <text:p text:style-name="P40"><text:span text:style-name="T47">Figure out how to compile the shared libraries for Windows</text:span></text:p>
              </text:list-item>
              <text:list-item>
                <text:p text:style-name="P40"><text:span text:style-name="T47">Port components like file monitoring to BSD / OSX</text:span></text:p>
              </text:list-item>
              <text:list-item>
                <text:p text:style-name="P40"><text:span text:style-name="T47">Port all of the POSIX calls </text:span><text:span text:style-name="T48">and file monitoring</text:span><text:span text:style-name="T47"> to Win32</text:span></text:p>
              </text:list-item>
              <text:list-item>
                <text:p text:style-name="P41"><text:span text:style-name="T49">Port testing suite to work accordingly for these platforms</text:span></text:p>
              </text:list-item>
              <text:list-item>
                <text:p text:style-name="P41"><text:span text:style-name="T49">Make a build cluster which tests </text:span><text:span text:style-name="T50">compatibility</text:span><text:span text:style-name="T49"> between platforms</text:span>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9T01:26:22.32</meta:creation-date>
    <dc:date>2012-10-29T13:47:10.33</dc:date>
    <meta:editing-duration>PT4H26M6S</meta:editing-duration>
    <meta:editing-cycles>111</meta:editing-cycles>
    <meta:generator>LibreOffice/3.6$Windows_x86 LibreOffice_project/da8c1e6-fd468f4-454e206-f42a4a9-143cfd</meta:generator>
    <meta:document-statistic meta:table-count="1" meta:image-count="0" meta:object-count="0" meta:page-count="2" meta:paragraph-count="60" meta:word-count="668" meta:character-count="4139" meta:non-whitespace-character-count="3566"/>
  </office:meta>
</office:document-meta>
</file>